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gramGeneratorImpl.load( ServiceManager newManager , Source source , String markupLanguageName , String programmingLanguageName , SourceResolver resolve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0">
            <text:p text:style-name="Table_20_Contents">140</text:p>
          </table:table-cell>
        </table:table-row>
        <table:table-row>
          <table:table-cell office:value-type="string">
            <text:p text:style-name="Table_20_Contents">ProgramGeneratorImpl.serializeString( File file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gramGeneratorImpl.load( ServiceManager newManager , String fileName , String markupLanguageName , String programmingLanguageName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gramGeneratorImpl.release( Compiled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gramGeneratorImpl.contextualize(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gramGeneratorImpl.getNormalizedName( final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gramGeneratorImpl.loadProgram( ServiceManager newManager , String normalizedName , MarkupLanguage markupLanguage , ProgrammingLanguage programmingLangu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gramGeneratorImpl.generateSourcecode( Source source , String normalizedName , MarkupLanguage markupLanguage , ProgrammingLanguage programmingLangu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gramGeneratorImpl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gramGeneratorImpl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gramGeneratorImpl.remov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gramGeneratorImpl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